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600000206E596CD561E44EC18.png" manifest:media-type="image/png"/>
  <manifest:file-entry manifest:full-path="Pictures/1000000100000227000001F4C8F09E7CEE72CA8B.png" manifest:media-type="image/png"/>
  <manifest:file-entry manifest:full-path="Pictures/100000010000050000000500B2D83EAC3E6C5D0E.png" manifest:media-type="image/png"/>
  <manifest:file-entry manifest:full-path="Pictures/1000000100000F78000005DCC5D46D10A03CE130.png" manifest:media-type="image/png"/>
  <manifest:file-entry manifest:full-path="Pictures/1000000100000241000003206BB8B79C17FC2237.png" manifest:media-type="image/png"/>
  <manifest:file-entry manifest:full-path="Pictures/10000001000005A600000530CDD53FD83CCA71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 Black" fo:font-weight="normal" style:font-weight-asian="normal" style:font-weight-complex="normal"/>
    </style:style>
    <style:style style:name="P5" style:family="paragraph">
      <loext:graphic-properties draw:fill="none" draw:fill-color="#ffffff"/>
      <style:text-properties style:font-name="Arial Black" fo:font-weight="normal" style:font-weight-asian="normal" style:font-weight-complex="normal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Arial Black"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5cm" svg:height="5.25cm" svg:x="11.5cm" svg:y="4.25cm">
          <draw:image xlink:href="Pictures/10000001000005A600000530CDD53FD83CCA71D5.png" xlink:type="simple" xlink:show="embed" xlink:actuate="onLoad" draw:mime-type="image/png">
            <text:p/>
          </draw:image>
        </draw:frame>
        <draw:frame draw:style-name="gr1" draw:text-style-name="P1" draw:layer="layout" svg:width="3.077cm" svg:height="4.267cm" svg:x="20.673cm" svg:y="9.483cm">
          <draw:image xlink:href="Pictures/1000000100000241000003206BB8B79C17FC2237.png" xlink:type="simple" xlink:show="embed" xlink:actuate="onLoad" draw:mime-type="image/png">
            <text:p/>
          </draw:image>
        </draw:frame>
        <draw:frame draw:style-name="gr1" draw:text-style-name="P1" draw:layer="layout" svg:width="3.477cm" svg:height="1.317cm" svg:x="2.773cm" svg:y="9.5cm">
          <draw:image xlink:href="Pictures/1000000100000F78000005DCC5D46D10A03CE130.png" xlink:type="simple" xlink:show="embed" xlink:actuate="onLoad" draw:mime-type="image/png">
            <text:p/>
          </draw:image>
        </draw:frame>
        <draw:frame draw:style-name="gr2" draw:text-style-name="P2" draw:layer="layout" svg:width="1.899cm" svg:height="0.962cm" svg:x="3.851cm" svg:y="14.538cm">
          <draw:text-box>
            <text:p>Vista</text:p>
          </draw:text-box>
        </draw:frame>
        <draw:frame draw:style-name="gr2" draw:text-style-name="P2" draw:layer="layout" svg:width="3.808cm" svg:height="0.962cm" svg:x="11.75cm" svg:y="9.288cm">
          <draw:text-box>
            <text:p>Controlador</text:p>
          </draw:text-box>
        </draw:frame>
        <draw:frame draw:style-name="gr2" draw:text-style-name="P2" draw:layer="layout" svg:width="2.576cm" svg:height="0.962cm" svg:x="21cm" svg:y="14.288cm">
          <draw:text-box>
            <text:p>Modelo</text:p>
          </draw:text-box>
        </draw:frame>
        <draw:line draw:style-name="gr3" draw:text-style-name="P3" draw:layer="layout" svg:x1="6.75cm" svg:y1="11.5cm" svg:x2="11.5cm" svg:y2="8.5cm">
          <text:p/>
        </draw:line>
        <draw:line draw:style-name="gr4" draw:text-style-name="P3" draw:layer="layout" svg:x1="16cm" svg:y1="8cm" svg:x2="20.5cm" svg:y2="10.5cm">
          <text:p/>
        </draw:line>
        <draw:line draw:style-name="gr5" draw:text-style-name="P3" draw:layer="layout" svg:x1="20.25cm" svg:y1="11cm" svg:x2="15.75cm" svg:y2="8.5cm">
          <text:p/>
        </draw:line>
        <draw:frame draw:style-name="gr2" draw:text-style-name="P5" draw:layer="layout" svg:width="10.074cm" svg:height="1.145cm" svg:x="9.25cm" svg:y="2.355cm">
          <draw:text-box>
            <text:p text:style-name="P4"><text:span text:style-name="T1">MVC de una aplicación web</text:span></text:p>
          </draw:text-box>
        </draw:frame>
        <draw:line draw:style-name="gr6" draw:text-style-name="P3" draw:layer="layout" svg:x1="11.5cm" svg:y1="9.25cm" svg:x2="7cm" svg:y2="12.25cm">
          <text:p/>
        </draw:line>
        <draw:frame draw:style-name="gr1" draw:text-style-name="P1" draw:layer="layout" svg:width="3.566cm" svg:height="3.236cm" svg:x="3.053cm" svg:y="10.949cm">
          <draw:image xlink:href="Pictures/1000000100000227000001F4C8F09E7CEE72CA8B.png" xlink:type="simple" xlink:show="embed" xlink:actuate="onLoad" draw:mime-type="image/png">
            <text:p/>
          </draw:image>
        </draw:frame>
        <draw:frame draw:style-name="gr1" draw:text-style-name="P1" draw:layer="layout" svg:width="1.891cm" svg:height="2cm" svg:x="24cm" svg:y="10.5cm">
          <draw:image xlink:href="Pictures/100000010000050000000500B2D83EAC3E6C5D0E.png" xlink:type="simple" xlink:show="embed" xlink:actuate="onLoad" draw:mime-type="image/png">
            <text:p/>
          </draw:image>
        </draw:frame>
        <draw:frame draw:style-name="gr1" draw:text-style-name="P1" draw:layer="layout" svg:width="2.095cm" svg:height="2.095cm" svg:x="14.75cm" svg:y="4.905cm">
          <draw:image xlink:href="Pictures/100000010000020600000206E596CD561E44EC18.png" xlink:type="simple" xlink:show="embed" xlink:actuate="onLoad" draw:mime-type="image/png">
            <text:p/>
          </draw:image>
        </draw:frame>
        <draw:frame draw:style-name="gr2" draw:text-style-name="P7" draw:layer="layout" svg:width="2.119cm" svg:height="0.645cm" svg:x="7cm" svg:y="9.25cm">
          <draw:text-box>
            <text:p text:style-name="P6"><text:span text:style-name="T2">Peticiones</text:span></text:p>
          </draw:text-box>
        </draw:frame>
        <draw:frame draw:style-name="gr2" draw:text-style-name="P7" draw:layer="layout" svg:width="2.119cm" svg:height="0.645cm" svg:x="17.75cm" svg:y="8.605cm">
          <draw:text-box>
            <text:p text:style-name="P6"><text:span text:style-name="T2">Peticiones</text:span></text:p>
          </draw:text-box>
        </draw:frame>
        <draw:frame draw:style-name="gr2" draw:text-style-name="P7" draw:layer="layout" svg:width="2.183cm" svg:height="0.645cm" svg:x="9.131cm" svg:y="10.605cm">
          <draw:text-box>
            <text:p text:style-name="P6"><text:span text:style-name="T2">Respuesta</text:span></text:p>
          </draw:text-box>
        </draw:frame>
        <draw:frame draw:style-name="gr2" draw:text-style-name="P7" draw:layer="layout" svg:width="2.183cm" svg:height="0.645cm" svg:x="16.381cm" svg:y="10cm">
          <draw:text-box>
            <text:p text:style-name="P6"><text:span text:style-name="T2">Respues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9T20:46:07.029627984</meta:creation-date>
    <dc:date>2022-11-29T22:10:03.063614518</dc:date>
    <meta:editing-duration>PT2M22S</meta:editing-duration>
    <meta:editing-cycles>1</meta:editing-cycles>
    <meta:document-statistic meta:object-count="18"/>
    <meta:generator>LibreOffice/7.3.7.2$Linux_X86_64 LibreOffice_project/30$Build-2</meta:generator>
  </office:meta>
</office:document-meta>
</file>